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5.32cm"/>
    </style:style>
    <style:style style:name="co8" style:family="table-column">
      <style:table-column-properties fo:break-before="auto" style:column-width="5.02cm"/>
    </style:style>
    <style:style style:name="co9" style:family="table-column">
      <style:table-column-properties fo:break-before="auto" style:column-width="5.129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3.794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3.60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6" style:family="table-cell" style:parent-style-name="Pivot_20_Table_20_Corner">
      <style:table-cell-properties fo:border-bottom="none" fo:border-left="2.01pt solid #000000" fo:border-right="none" fo:border-top="none"/>
    </style:style>
    <style:style style:name="ce4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3" style:family="table-cell" style:parent-style-name="Pivot_20_Table_20_Corner">
      <style:table-cell-properties fo:border-bottom="none" fo:border-left="none" fo:border-right="none" fo:border-top="2.01pt solid #000000"/>
    </style:style>
    <style:style style:name="ce54" style:family="table-cell" style:parent-style-name="Pivot_20_Table_20_Field">
      <style:table-cell-properties fo:border="0.99pt solid #000000"/>
    </style:style>
    <style:style style:name="ce5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8" style:family="table-cell" style:parent-style-name="Pivot_20_Table_20_Category" style:data-style-name="N0">
      <style:table-cell-properties fo:border="0.99pt solid #000000"/>
    </style:style>
    <style:style style:name="ce5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6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1" style:family="table-cell" style:parent-style-name="Pivot_20_Table_20_Corner">
      <style:table-cell-properties fo:border-bottom="none" fo:border-left="none" fo:border-right="0.99pt solid #000000" fo:border-top="none"/>
    </style:style>
    <style:style style:name="ce6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4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6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6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9" style:family="table-cell" style:parent-style-name="Pivot_20_Table_20_Value" style:data-style-name="N0"/>
    <style:style style:name="ce7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1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7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73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7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7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7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77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7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79" style:family="table-cell" style:parent-style-name="Pivot_20_Table_20_Category" style:data-style-name="N0"/>
    <style:style style:name="ce8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1" style:family="table-cell" style:parent-style-name="Pivot_20_Table_20_Value">
      <style:table-cell-properties fo:border-bottom="none" fo:border-left="none" fo:border-right="none" fo:border-top="0.99pt solid #000000"/>
    </style:style>
    <style:style style:name="ce82" style:family="table-cell" style:parent-style-name="Pivot_20_Table_20_Value">
      <style:table-cell-properties fo:border-bottom="none" fo:border-left="0.99pt solid #000000" fo:border-right="0.99pt solid #000000" fo:border-top="0.99pt solid #000000"/>
    </style:style>
    <style:style style:name="ce83" style:family="table-cell" style:parent-style-name="Pivot_20_Table_20_Value">
      <style:table-cell-properties fo:border-bottom="none" fo:border-left="0.99pt solid #000000" fo:border-right="0.99pt solid #000000" fo:border-top="none"/>
    </style:style>
    <style:style style:name="ce84" style:family="table-cell" style:parent-style-name="Pivot_20_Table_20_Value">
      <style:table-cell-properties fo:border-bottom="0.99pt solid #000000" fo:border-left="0.99pt solid #000000" fo:border-right="0.99pt solid #000000" fo:border-top="none"/>
    </style:style>
    <style:style style:name="ce85" style:family="table-cell" style:parent-style-name="Pivot_20_Table_20_Value">
      <style:table-cell-properties fo:border-bottom="0.99pt solid #000000" fo:border-left="none" fo:border-right="none" fo:border-top="none"/>
    </style:style>
    <style:style style:name="ce86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87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8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9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9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9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94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9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>
            <table:cell-range-source table:name="CSV_all" xlink:type="simple" xlink:href="../Speed_Evaluation-Signature_Schemes.csv" table:filter-name="Text - txt - csv (StarCalc)" table:filter-options="9/59/44,34,76,1,,0,false,false,true,false,false,0,false,false,true" table:last-column-spanned="16" table:last-row-spanned="49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533151" calcext:value-type="float">
            <text:p>533151</text:p>
          </table:table-cell>
          <table:table-cell office:value-type="float" office:value="528754" calcext:value-type="float">
            <text:p>528754</text:p>
          </table:table-cell>
          <table:table-cell office:value-type="float" office:value="539685" calcext:value-type="float">
            <text:p>539685</text:p>
          </table:table-cell>
          <table:table-cell office:value-type="float" office:value="38079072" calcext:value-type="float">
            <text:p>38079072</text:p>
          </table:table-cell>
          <table:table-cell office:value-type="float" office:value="37947312" calcext:value-type="float">
            <text:p>37947312</text:p>
          </table:table-cell>
          <table:table-cell office:value-type="float" office:value="38128520" calcext:value-type="float">
            <text:p>38128520</text:p>
          </table:table-cell>
          <table:table-cell office:value-type="float" office:value="18146339" calcext:value-type="float">
            <text:p>18146339</text:p>
          </table:table-cell>
          <table:table-cell office:value-type="float" office:value="18143000" calcext:value-type="float">
            <text:p>18143000</text:p>
          </table:table-cell>
          <table:table-cell office:value-type="float" office:value="18151153" calcext:value-type="float">
            <text:p>18151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08738" calcext:value-type="float">
            <text:p>408738</text:p>
          </table:table-cell>
          <table:table-cell office:value-type="float" office:value="404588" calcext:value-type="float">
            <text:p>404588</text:p>
          </table:table-cell>
          <table:table-cell office:value-type="float" office:value="414918" calcext:value-type="float">
            <text:p>414918</text:p>
          </table:table-cell>
          <table:table-cell office:value-type="float" office:value="37186741" calcext:value-type="float">
            <text:p>37186741</text:p>
          </table:table-cell>
          <table:table-cell office:value-type="float" office:value="37182441" calcext:value-type="float">
            <text:p>37182441</text:p>
          </table:table-cell>
          <table:table-cell office:value-type="float" office:value="37191866" calcext:value-type="float">
            <text:p>37191866</text:p>
          </table:table-cell>
          <table:table-cell office:value-type="float" office:value="18732937" calcext:value-type="float">
            <text:p>18732937</text:p>
          </table:table-cell>
          <table:table-cell office:value-type="float" office:value="18729965" calcext:value-type="float">
            <text:p>18729965</text:p>
          </table:table-cell>
          <table:table-cell office:value-type="float" office:value="18738025" calcext:value-type="float">
            <text:p>18738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533061" calcext:value-type="float">
            <text:p>533061</text:p>
          </table:table-cell>
          <table:table-cell office:value-type="float" office:value="528904" calcext:value-type="float">
            <text:p>528904</text:p>
          </table:table-cell>
          <table:table-cell office:value-type="float" office:value="539066" calcext:value-type="float">
            <text:p>539066</text:p>
          </table:table-cell>
          <table:table-cell office:value-type="float" office:value="19647860" calcext:value-type="float">
            <text:p>19647860</text:p>
          </table:table-cell>
          <table:table-cell office:value-type="float" office:value="19645507" calcext:value-type="float">
            <text:p>19645507</text:p>
          </table:table-cell>
          <table:table-cell office:value-type="float" office:value="19658443" calcext:value-type="float">
            <text:p>19658443</text:p>
          </table:table-cell>
          <table:table-cell office:value-type="float" office:value="10234310" calcext:value-type="float">
            <text:p>10234310</text:p>
          </table:table-cell>
          <table:table-cell office:value-type="float" office:value="10233368" calcext:value-type="float">
            <text:p>10233368</text:p>
          </table:table-cell>
          <table:table-cell office:value-type="float" office:value="10235291" calcext:value-type="float">
            <text:p>102352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408705" calcext:value-type="float">
            <text:p>408705</text:p>
          </table:table-cell>
          <table:table-cell office:value-type="float" office:value="404610" calcext:value-type="float">
            <text:p>404610</text:p>
          </table:table-cell>
          <table:table-cell office:value-type="float" office:value="414665" calcext:value-type="float">
            <text:p>414665</text:p>
          </table:table-cell>
          <table:table-cell office:value-type="float" office:value="20685030" calcext:value-type="float">
            <text:p>20685030</text:p>
          </table:table-cell>
          <table:table-cell office:value-type="float" office:value="20682464" calcext:value-type="float">
            <text:p>20682464</text:p>
          </table:table-cell>
          <table:table-cell office:value-type="float" office:value="20695745" calcext:value-type="float">
            <text:p>20695745</text:p>
          </table:table-cell>
          <table:table-cell office:value-type="float" office:value="11237228" calcext:value-type="float">
            <text:p>11237228</text:p>
          </table:table-cell>
          <table:table-cell office:value-type="float" office:value="11236119" calcext:value-type="float">
            <text:p>11236119</text:p>
          </table:table-cell>
          <table:table-cell office:value-type="float" office:value="11238515" calcext:value-type="float">
            <text:p>112385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533040" calcext:value-type="float">
            <text:p>533040</text:p>
          </table:table-cell>
          <table:table-cell office:value-type="float" office:value="528993" calcext:value-type="float">
            <text:p>528993</text:p>
          </table:table-cell>
          <table:table-cell office:value-type="float" office:value="539180" calcext:value-type="float">
            <text:p>539180</text:p>
          </table:table-cell>
          <table:table-cell office:value-type="float" office:value="76755244" calcext:value-type="float">
            <text:p>76755244</text:p>
          </table:table-cell>
          <table:table-cell office:value-type="float" office:value="76621062" calcext:value-type="float">
            <text:p>76621062</text:p>
          </table:table-cell>
          <table:table-cell office:value-type="float" office:value="76845471" calcext:value-type="float">
            <text:p>76845471</text:p>
          </table:table-cell>
          <table:table-cell office:value-type="float" office:value="36366263" calcext:value-type="float">
            <text:p>36366263</text:p>
          </table:table-cell>
          <table:table-cell office:value-type="float" office:value="36363616" calcext:value-type="float">
            <text:p>36363616</text:p>
          </table:table-cell>
          <table:table-cell office:value-type="float" office:value="36371352" calcext:value-type="float">
            <text:p>36371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08706" calcext:value-type="float">
            <text:p>408706</text:p>
          </table:table-cell>
          <table:table-cell office:value-type="float" office:value="404699" calcext:value-type="float">
            <text:p>404699</text:p>
          </table:table-cell>
          <table:table-cell office:value-type="float" office:value="414801" calcext:value-type="float">
            <text:p>414801</text:p>
          </table:table-cell>
          <table:table-cell office:value-type="float" office:value="77353947" calcext:value-type="float">
            <text:p>77353947</text:p>
          </table:table-cell>
          <table:table-cell office:value-type="float" office:value="77350646" calcext:value-type="float">
            <text:p>77350646</text:p>
          </table:table-cell>
          <table:table-cell office:value-type="float" office:value="77360997" calcext:value-type="float">
            <text:p>77360997</text:p>
          </table:table-cell>
          <table:table-cell office:value-type="float" office:value="36933648" calcext:value-type="float">
            <text:p>36933648</text:p>
          </table:table-cell>
          <table:table-cell office:value-type="float" office:value="36930777" calcext:value-type="float">
            <text:p>36930777</text:p>
          </table:table-cell>
          <table:table-cell office:value-type="float" office:value="36938961" calcext:value-type="float">
            <text:p>369389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215834" calcext:value-type="float">
            <text:p>1215834</text:p>
          </table:table-cell>
          <table:table-cell office:value-type="float" office:value="1211379" calcext:value-type="float">
            <text:p>1211379</text:p>
          </table:table-cell>
          <table:table-cell office:value-type="float" office:value="1222153" calcext:value-type="float">
            <text:p>1222153</text:p>
          </table:table-cell>
          <table:table-cell office:value-type="float" office:value="87533661" calcext:value-type="float">
            <text:p>87533661</text:p>
          </table:table-cell>
          <table:table-cell office:value-type="float" office:value="87477240" calcext:value-type="float">
            <text:p>87477240</text:p>
          </table:table-cell>
          <table:table-cell office:value-type="float" office:value="87583260" calcext:value-type="float">
            <text:p>87583260</text:p>
          </table:table-cell>
          <table:table-cell office:value-type="float" office:value="39501794" calcext:value-type="float">
            <text:p>39501794</text:p>
          </table:table-cell>
          <table:table-cell office:value-type="float" office:value="39497902" calcext:value-type="float">
            <text:p>39497902</text:p>
          </table:table-cell>
          <table:table-cell office:value-type="float" office:value="39506086" calcext:value-type="float">
            <text:p>395060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955578" calcext:value-type="float">
            <text:p>955578</text:p>
          </table:table-cell>
          <table:table-cell office:value-type="float" office:value="951344" calcext:value-type="float">
            <text:p>951344</text:p>
          </table:table-cell>
          <table:table-cell office:value-type="float" office:value="961693" calcext:value-type="float">
            <text:p>961693</text:p>
          </table:table-cell>
          <table:table-cell office:value-type="float" office:value="91305647" calcext:value-type="float">
            <text:p>91305647</text:p>
          </table:table-cell>
          <table:table-cell office:value-type="float" office:value="91297172" calcext:value-type="float">
            <text:p>91297172</text:p>
          </table:table-cell>
          <table:table-cell office:value-type="float" office:value="91310731" calcext:value-type="float">
            <text:p>91310731</text:p>
          </table:table-cell>
          <table:table-cell office:value-type="float" office:value="41376300" calcext:value-type="float">
            <text:p>41376300</text:p>
          </table:table-cell>
          <table:table-cell office:value-type="float" office:value="41373545" calcext:value-type="float">
            <text:p>41373545</text:p>
          </table:table-cell>
          <table:table-cell office:value-type="float" office:value="41379569" calcext:value-type="float">
            <text:p>41379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216021" calcext:value-type="float">
            <text:p>1216021</text:p>
          </table:table-cell>
          <table:table-cell office:value-type="float" office:value="1211691" calcext:value-type="float">
            <text:p>1211691</text:p>
          </table:table-cell>
          <table:table-cell office:value-type="float" office:value="1222265" calcext:value-type="float">
            <text:p>1222265</text:p>
          </table:table-cell>
          <table:table-cell office:value-type="float" office:value="49649796" calcext:value-type="float">
            <text:p>49649796</text:p>
          </table:table-cell>
          <table:table-cell office:value-type="float" office:value="49640645" calcext:value-type="float">
            <text:p>49640645</text:p>
          </table:table-cell>
          <table:table-cell office:value-type="float" office:value="49656558" calcext:value-type="float">
            <text:p>49656558</text:p>
          </table:table-cell>
          <table:table-cell office:value-type="float" office:value="26163023" calcext:value-type="float">
            <text:p>26163023</text:p>
          </table:table-cell>
          <table:table-cell office:value-type="float" office:value="26160810" calcext:value-type="float">
            <text:p>26160810</text:p>
          </table:table-cell>
          <table:table-cell office:value-type="float" office:value="26165997" calcext:value-type="float">
            <text:p>261659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955703" calcext:value-type="float">
            <text:p>955703</text:p>
          </table:table-cell>
          <table:table-cell office:value-type="float" office:value="951530" calcext:value-type="float">
            <text:p>951530</text:p>
          </table:table-cell>
          <table:table-cell office:value-type="float" office:value="961784" calcext:value-type="float">
            <text:p>961784</text:p>
          </table:table-cell>
          <table:table-cell office:value-type="float" office:value="54973392" calcext:value-type="float">
            <text:p>54973392</text:p>
          </table:table-cell>
          <table:table-cell office:value-type="float" office:value="54964468" calcext:value-type="float">
            <text:p>54964468</text:p>
          </table:table-cell>
          <table:table-cell office:value-type="float" office:value="54980006" calcext:value-type="float">
            <text:p>54980006</text:p>
          </table:table-cell>
          <table:table-cell office:value-type="float" office:value="30204772" calcext:value-type="float">
            <text:p>30204772</text:p>
          </table:table-cell>
          <table:table-cell office:value-type="float" office:value="30202876" calcext:value-type="float">
            <text:p>30202876</text:p>
          </table:table-cell>
          <table:table-cell office:value-type="float" office:value="30208075" calcext:value-type="float">
            <text:p>30208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216257" calcext:value-type="float">
            <text:p>1216257</text:p>
          </table:table-cell>
          <table:table-cell office:value-type="float" office:value="1211882" calcext:value-type="float">
            <text:p>1211882</text:p>
          </table:table-cell>
          <table:table-cell office:value-type="float" office:value="1222112" calcext:value-type="float">
            <text:p>1222112</text:p>
          </table:table-cell>
          <table:table-cell office:value-type="float" office:value="131005087" calcext:value-type="float">
            <text:p>131005087</text:p>
          </table:table-cell>
          <table:table-cell office:value-type="float" office:value="130918935" calcext:value-type="float">
            <text:p>130918935</text:p>
          </table:table-cell>
          <table:table-cell office:value-type="float" office:value="131067918" calcext:value-type="float">
            <text:p>131067918</text:p>
          </table:table-cell>
          <table:table-cell office:value-type="float" office:value="57517623" calcext:value-type="float">
            <text:p>57517623</text:p>
          </table:table-cell>
          <table:table-cell office:value-type="float" office:value="57512379" calcext:value-type="float">
            <text:p>57512379</text:p>
          </table:table-cell>
          <table:table-cell office:value-type="float" office:value="57525230" calcext:value-type="float">
            <text:p>575252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171150" calcext:value-type="float">
            <text:p>2171150</text:p>
          </table:table-cell>
          <table:table-cell office:value-type="float" office:value="2166359" calcext:value-type="float">
            <text:p>2166359</text:p>
          </table:table-cell>
          <table:table-cell office:value-type="float" office:value="2177987" calcext:value-type="float">
            <text:p>2177987</text:p>
          </table:table-cell>
          <table:table-cell office:value-type="float" office:value="157435170" calcext:value-type="float">
            <text:p>157435170</text:p>
          </table:table-cell>
          <table:table-cell office:value-type="float" office:value="157346994" calcext:value-type="float">
            <text:p>157346994</text:p>
          </table:table-cell>
          <table:table-cell office:value-type="float" office:value="157540318" calcext:value-type="float">
            <text:p>157540318</text:p>
          </table:table-cell>
          <table:table-cell office:value-type="float" office:value="68302609" calcext:value-type="float">
            <text:p>68302609</text:p>
          </table:table-cell>
          <table:table-cell office:value-type="float" office:value="68297142" calcext:value-type="float">
            <text:p>68297142</text:p>
          </table:table-cell>
          <table:table-cell office:value-type="float" office:value="68311971" calcext:value-type="float">
            <text:p>683119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170719" calcext:value-type="float">
            <text:p>2170719</text:p>
          </table:table-cell>
          <table:table-cell office:value-type="float" office:value="2166125" calcext:value-type="float">
            <text:p>2166125</text:p>
          </table:table-cell>
          <table:table-cell office:value-type="float" office:value="2177936" calcext:value-type="float">
            <text:p>2177936</text:p>
          </table:table-cell>
          <table:table-cell office:value-type="float" office:value="93128225" calcext:value-type="float">
            <text:p>93128225</text:p>
          </table:table-cell>
          <table:table-cell office:value-type="float" office:value="93119305" calcext:value-type="float">
            <text:p>93119305</text:p>
          </table:table-cell>
          <table:table-cell office:value-type="float" office:value="93133840" calcext:value-type="float">
            <text:p>93133840</text:p>
          </table:table-cell>
          <table:table-cell office:value-type="float" office:value="49007365" calcext:value-type="float">
            <text:p>49007365</text:p>
          </table:table-cell>
          <table:table-cell office:value-type="float" office:value="49002901" calcext:value-type="float">
            <text:p>49002901</text:p>
          </table:table-cell>
          <table:table-cell office:value-type="float" office:value="49013123" calcext:value-type="float">
            <text:p>490131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77459" calcext:value-type="float">
            <text:p>1677459</text:p>
          </table:table-cell>
          <table:table-cell office:value-type="float" office:value="1673117" calcext:value-type="float">
            <text:p>1673117</text:p>
          </table:table-cell>
          <table:table-cell office:value-type="float" office:value="1683960" calcext:value-type="float">
            <text:p>1683960</text:p>
          </table:table-cell>
          <table:table-cell office:value-type="float" office:value="106435274" calcext:value-type="float">
            <text:p>106435274</text:p>
          </table:table-cell>
          <table:table-cell office:value-type="float" office:value="106426583" calcext:value-type="float">
            <text:p>106426583</text:p>
          </table:table-cell>
          <table:table-cell office:value-type="float" office:value="106440837" calcext:value-type="float">
            <text:p>106440837</text:p>
          </table:table-cell>
          <table:table-cell office:value-type="float" office:value="57142746" calcext:value-type="float">
            <text:p>57142746</text:p>
          </table:table-cell>
          <table:table-cell office:value-type="float" office:value="57138976" calcext:value-type="float">
            <text:p>57138976</text:p>
          </table:table-cell>
          <table:table-cell office:value-type="float" office:value="57147504" calcext:value-type="float">
            <text:p>57147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170685" calcext:value-type="float">
            <text:p>2170685</text:p>
          </table:table-cell>
          <table:table-cell office:value-type="float" office:value="2166045" calcext:value-type="float">
            <text:p>2166045</text:p>
          </table:table-cell>
          <table:table-cell office:value-type="float" office:value="2177258" calcext:value-type="float">
            <text:p>2177258</text:p>
          </table:table-cell>
          <table:table-cell office:value-type="float" office:value="243415868" calcext:value-type="float">
            <text:p>243415868</text:p>
          </table:table-cell>
          <table:table-cell office:value-type="float" office:value="243321271" calcext:value-type="float">
            <text:p>243321271</text:p>
          </table:table-cell>
          <table:table-cell office:value-type="float" office:value="243498296" calcext:value-type="float">
            <text:p>243498296</text:p>
          </table:table-cell>
          <table:table-cell office:value-type="float" office:value="104807012" calcext:value-type="float">
            <text:p>104807012</text:p>
          </table:table-cell>
          <table:table-cell office:value-type="float" office:value="104799717" calcext:value-type="float">
            <text:p>104799717</text:p>
          </table:table-cell>
          <table:table-cell office:value-type="float" office:value="104815369" calcext:value-type="float">
            <text:p>1048153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75674" calcext:value-type="float">
            <text:p>275674</text:p>
          </table:table-cell>
          <table:table-cell office:value-type="float" office:value="271476" calcext:value-type="float">
            <text:p>271476</text:p>
          </table:table-cell>
          <table:table-cell office:value-type="float" office:value="281849" calcext:value-type="float">
            <text:p>281849</text:p>
          </table:table-cell>
          <table:table-cell office:value-type="float" office:value="29823498" calcext:value-type="float">
            <text:p>29823498</text:p>
          </table:table-cell>
          <table:table-cell office:value-type="float" office:value="29786097" calcext:value-type="float">
            <text:p>29786097</text:p>
          </table:table-cell>
          <table:table-cell office:value-type="float" office:value="29866581" calcext:value-type="float">
            <text:p>29866581</text:p>
          </table:table-cell>
          <table:table-cell office:value-type="float" office:value="16078473" calcext:value-type="float">
            <text:p>16078473</text:p>
          </table:table-cell>
          <table:table-cell office:value-type="float" office:value="16076422" calcext:value-type="float">
            <text:p>16076422</text:p>
          </table:table-cell>
          <table:table-cell office:value-type="float" office:value="16080323" calcext:value-type="float">
            <text:p>16080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99472" calcext:value-type="float">
            <text:p>199472</text:p>
          </table:table-cell>
          <table:table-cell office:value-type="float" office:value="195379" calcext:value-type="float">
            <text:p>195379</text:p>
          </table:table-cell>
          <table:table-cell office:value-type="float" office:value="205571" calcext:value-type="float">
            <text:p>205571</text:p>
          </table:table-cell>
          <table:table-cell office:value-type="float" office:value="26063650" calcext:value-type="float">
            <text:p>26063650</text:p>
          </table:table-cell>
          <table:table-cell office:value-type="float" office:value="26060734" calcext:value-type="float">
            <text:p>26060734</text:p>
          </table:table-cell>
          <table:table-cell office:value-type="float" office:value="26072494" calcext:value-type="float">
            <text:p>26072494</text:p>
          </table:table-cell>
          <table:table-cell office:value-type="float" office:value="16098833" calcext:value-type="float">
            <text:p>16098833</text:p>
          </table:table-cell>
          <table:table-cell office:value-type="float" office:value="16096907" calcext:value-type="float">
            <text:p>16096907</text:p>
          </table:table-cell>
          <table:table-cell office:value-type="float" office:value="16100744" calcext:value-type="float">
            <text:p>161007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75772" calcext:value-type="float">
            <text:p>275772</text:p>
          </table:table-cell>
          <table:table-cell office:value-type="float" office:value="271522" calcext:value-type="float">
            <text:p>271522</text:p>
          </table:table-cell>
          <table:table-cell office:value-type="float" office:value="281934" calcext:value-type="float">
            <text:p>281934</text:p>
          </table:table-cell>
          <table:table-cell office:value-type="float" office:value="13579123" calcext:value-type="float">
            <text:p>13579123</text:p>
          </table:table-cell>
          <table:table-cell office:value-type="float" office:value="13577367" calcext:value-type="float">
            <text:p>13577367</text:p>
          </table:table-cell>
          <table:table-cell office:value-type="float" office:value="13587989" calcext:value-type="float">
            <text:p>13587989</text:p>
          </table:table-cell>
          <table:table-cell office:value-type="float" office:value="7732350" calcext:value-type="float">
            <text:p>7732350</text:p>
          </table:table-cell>
          <table:table-cell office:value-type="float" office:value="7731688" calcext:value-type="float">
            <text:p>7731688</text:p>
          </table:table-cell>
          <table:table-cell office:value-type="float" office:value="7733035" calcext:value-type="float">
            <text:p>77330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99505" calcext:value-type="float">
            <text:p>199505</text:p>
          </table:table-cell>
          <table:table-cell office:value-type="float" office:value="195427" calcext:value-type="float">
            <text:p>195427</text:p>
          </table:table-cell>
          <table:table-cell office:value-type="float" office:value="205515" calcext:value-type="float">
            <text:p>205515</text:p>
          </table:table-cell>
          <table:table-cell office:value-type="float" office:value="12378160" calcext:value-type="float">
            <text:p>12378160</text:p>
          </table:table-cell>
          <table:table-cell office:value-type="float" office:value="12376413" calcext:value-type="float">
            <text:p>12376413</text:p>
          </table:table-cell>
          <table:table-cell office:value-type="float" office:value="12387034" calcext:value-type="float">
            <text:p>12387034</text:p>
          </table:table-cell>
          <table:table-cell office:value-type="float" office:value="7829014" calcext:value-type="float">
            <text:p>7829014</text:p>
          </table:table-cell>
          <table:table-cell office:value-type="float" office:value="7828505" calcext:value-type="float">
            <text:p>7828505</text:p>
          </table:table-cell>
          <table:table-cell office:value-type="float" office:value="7829382" calcext:value-type="float">
            <text:p>78293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75678" calcext:value-type="float">
            <text:p>275678</text:p>
          </table:table-cell>
          <table:table-cell office:value-type="float" office:value="271483" calcext:value-type="float">
            <text:p>271483</text:p>
          </table:table-cell>
          <table:table-cell office:value-type="float" office:value="281621" calcext:value-type="float">
            <text:p>281621</text:p>
          </table:table-cell>
          <table:table-cell office:value-type="float" office:value="58739015" calcext:value-type="float">
            <text:p>58739015</text:p>
          </table:table-cell>
          <table:table-cell office:value-type="float" office:value="58622123" calcext:value-type="float">
            <text:p>58622123</text:p>
          </table:table-cell>
          <table:table-cell office:value-type="float" office:value="58829904" calcext:value-type="float">
            <text:p>58829904</text:p>
          </table:table-cell>
          <table:table-cell office:value-type="float" office:value="32195898" calcext:value-type="float">
            <text:p>32195898</text:p>
          </table:table-cell>
          <table:table-cell office:value-type="float" office:value="32193469" calcext:value-type="float">
            <text:p>32193469</text:p>
          </table:table-cell>
          <table:table-cell office:value-type="float" office:value="32199376" calcext:value-type="float">
            <text:p>321993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199464" calcext:value-type="float">
            <text:p>199464</text:p>
          </table:table-cell>
          <table:table-cell office:value-type="float" office:value="195385" calcext:value-type="float">
            <text:p>195385</text:p>
          </table:table-cell>
          <table:table-cell office:value-type="float" office:value="205427" calcext:value-type="float">
            <text:p>205427</text:p>
          </table:table-cell>
          <table:table-cell office:value-type="float" office:value="51876502" calcext:value-type="float">
            <text:p>51876502</text:p>
          </table:table-cell>
          <table:table-cell office:value-type="float" office:value="51873093" calcext:value-type="float">
            <text:p>51873093</text:p>
          </table:table-cell>
          <table:table-cell office:value-type="float" office:value="51884341" calcext:value-type="float">
            <text:p>51884341</text:p>
          </table:table-cell>
          <table:table-cell office:value-type="float" office:value="32095177" calcext:value-type="float">
            <text:p>32095177</text:p>
          </table:table-cell>
          <table:table-cell office:value-type="float" office:value="32092588" calcext:value-type="float">
            <text:p>32092588</text:p>
          </table:table-cell>
          <table:table-cell office:value-type="float" office:value="32099091" calcext:value-type="float">
            <text:p>320990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602862" calcext:value-type="float">
            <text:p>602862</text:p>
          </table:table-cell>
          <table:table-cell office:value-type="float" office:value="598576" calcext:value-type="float">
            <text:p>598576</text:p>
          </table:table-cell>
          <table:table-cell office:value-type="float" office:value="609004" calcext:value-type="float">
            <text:p>609004</text:p>
          </table:table-cell>
          <table:table-cell office:value-type="float" office:value="44936308" calcext:value-type="float">
            <text:p>44936308</text:p>
          </table:table-cell>
          <table:table-cell office:value-type="float" office:value="44889495" calcext:value-type="float">
            <text:p>44889495</text:p>
          </table:table-cell>
          <table:table-cell office:value-type="float" office:value="44968825" calcext:value-type="float">
            <text:p>44968825</text:p>
          </table:table-cell>
          <table:table-cell office:value-type="float" office:value="25620675" calcext:value-type="float">
            <text:p>25620675</text:p>
          </table:table-cell>
          <table:table-cell office:value-type="float" office:value="25619361" calcext:value-type="float">
            <text:p>25619361</text:p>
          </table:table-cell>
          <table:table-cell office:value-type="float" office:value="25621904" calcext:value-type="float">
            <text:p>256219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16232" calcext:value-type="float">
            <text:p>416232</text:p>
          </table:table-cell>
          <table:table-cell office:value-type="float" office:value="412129" calcext:value-type="float">
            <text:p>412129</text:p>
          </table:table-cell>
          <table:table-cell office:value-type="float" office:value="422248" calcext:value-type="float">
            <text:p>422248</text:p>
          </table:table-cell>
          <table:table-cell office:value-type="float" office:value="40298180" calcext:value-type="float">
            <text:p>40298180</text:p>
          </table:table-cell>
          <table:table-cell office:value-type="float" office:value="40291524" calcext:value-type="float">
            <text:p>40291524</text:p>
          </table:table-cell>
          <table:table-cell office:value-type="float" office:value="40303992" calcext:value-type="float">
            <text:p>40303992</text:p>
          </table:table-cell>
          <table:table-cell office:value-type="float" office:value="25422791" calcext:value-type="float">
            <text:p>25422791</text:p>
          </table:table-cell>
          <table:table-cell office:value-type="float" office:value="25420993" calcext:value-type="float">
            <text:p>25420993</text:p>
          </table:table-cell>
          <table:table-cell office:value-type="float" office:value="25425377" calcext:value-type="float">
            <text:p>254253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602897" calcext:value-type="float">
            <text:p>602897</text:p>
          </table:table-cell>
          <table:table-cell office:value-type="float" office:value="598713" calcext:value-type="float">
            <text:p>598713</text:p>
          </table:table-cell>
          <table:table-cell office:value-type="float" office:value="608832" calcext:value-type="float">
            <text:p>608832</text:p>
          </table:table-cell>
          <table:table-cell office:value-type="float" office:value="32229328" calcext:value-type="float">
            <text:p>32229328</text:p>
          </table:table-cell>
          <table:table-cell office:value-type="float" office:value="32223055" calcext:value-type="float">
            <text:p>32223055</text:p>
          </table:table-cell>
          <table:table-cell office:value-type="float" office:value="32235112" calcext:value-type="float">
            <text:p>32235112</text:p>
          </table:table-cell>
          <table:table-cell office:value-type="float" office:value="19512776" calcext:value-type="float">
            <text:p>19512776</text:p>
          </table:table-cell>
          <table:table-cell office:value-type="float" office:value="19511344" calcext:value-type="float">
            <text:p>19511344</text:p>
          </table:table-cell>
          <table:table-cell office:value-type="float" office:value="19513963" calcext:value-type="float">
            <text:p>195139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416268" calcext:value-type="float">
            <text:p>416268</text:p>
          </table:table-cell>
          <table:table-cell office:value-type="float" office:value="412081" calcext:value-type="float">
            <text:p>412081</text:p>
          </table:table-cell>
          <table:table-cell office:value-type="float" office:value="422285" calcext:value-type="float">
            <text:p>422285</text:p>
          </table:table-cell>
          <table:table-cell office:value-type="float" office:value="29642332" calcext:value-type="float">
            <text:p>29642332</text:p>
          </table:table-cell>
          <table:table-cell office:value-type="float" office:value="29636050" calcext:value-type="float">
            <text:p>29636050</text:p>
          </table:table-cell>
          <table:table-cell office:value-type="float" office:value="29648122" calcext:value-type="float">
            <text:p>29648122</text:p>
          </table:table-cell>
          <table:table-cell office:value-type="float" office:value="19506014" calcext:value-type="float">
            <text:p>19506014</text:p>
          </table:table-cell>
          <table:table-cell office:value-type="float" office:value="19505024" calcext:value-type="float">
            <text:p>19505024</text:p>
          </table:table-cell>
          <table:table-cell office:value-type="float" office:value="19507372" calcext:value-type="float">
            <text:p>195073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602913" calcext:value-type="float">
            <text:p>602913</text:p>
          </table:table-cell>
          <table:table-cell office:value-type="float" office:value="598470" calcext:value-type="float">
            <text:p>598470</text:p>
          </table:table-cell>
          <table:table-cell office:value-type="float" office:value="609024" calcext:value-type="float">
            <text:p>609024</text:p>
          </table:table-cell>
          <table:table-cell office:value-type="float" office:value="84433800" calcext:value-type="float">
            <text:p>84433800</text:p>
          </table:table-cell>
          <table:table-cell office:value-type="float" office:value="84393891" calcext:value-type="float">
            <text:p>84393891</text:p>
          </table:table-cell>
          <table:table-cell office:value-type="float" office:value="84487157" calcext:value-type="float">
            <text:p>84487157</text:p>
          </table:table-cell>
          <table:table-cell office:value-type="float" office:value="48984397" calcext:value-type="float">
            <text:p>48984397</text:p>
          </table:table-cell>
          <table:table-cell office:value-type="float" office:value="48981595" calcext:value-type="float">
            <text:p>48981595</text:p>
          </table:table-cell>
          <table:table-cell office:value-type="float" office:value="48987897" calcext:value-type="float">
            <text:p>489878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16255" calcext:value-type="float">
            <text:p>416255</text:p>
          </table:table-cell>
          <table:table-cell office:value-type="float" office:value="412039" calcext:value-type="float">
            <text:p>412039</text:p>
          </table:table-cell>
          <table:table-cell office:value-type="float" office:value="422279" calcext:value-type="float">
            <text:p>422279</text:p>
          </table:table-cell>
          <table:table-cell office:value-type="float" office:value="75058105" calcext:value-type="float">
            <text:p>75058105</text:p>
          </table:table-cell>
          <table:table-cell office:value-type="float" office:value="75051104" calcext:value-type="float">
            <text:p>75051104</text:p>
          </table:table-cell>
          <table:table-cell office:value-type="float" office:value="75064195" calcext:value-type="float">
            <text:p>75064195</text:p>
          </table:table-cell>
          <table:table-cell office:value-type="float" office:value="48679026" calcext:value-type="float">
            <text:p>48679026</text:p>
          </table:table-cell>
          <table:table-cell office:value-type="float" office:value="48676970" calcext:value-type="float">
            <text:p>48676970</text:p>
          </table:table-cell>
          <table:table-cell office:value-type="float" office:value="48682234" calcext:value-type="float">
            <text:p>486822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020974" calcext:value-type="float">
            <text:p>1020974</text:p>
          </table:table-cell>
          <table:table-cell office:value-type="float" office:value="1016796" calcext:value-type="float">
            <text:p>1016796</text:p>
          </table:table-cell>
          <table:table-cell office:value-type="float" office:value="1027223" calcext:value-type="float">
            <text:p>1027223</text:p>
          </table:table-cell>
          <table:table-cell office:value-type="float" office:value="80308606" calcext:value-type="float">
            <text:p>80308606</text:p>
          </table:table-cell>
          <table:table-cell office:value-type="float" office:value="80265979" calcext:value-type="float">
            <text:p>80265979</text:p>
          </table:table-cell>
          <table:table-cell office:value-type="float" office:value="80377776" calcext:value-type="float">
            <text:p>80377776</text:p>
          </table:table-cell>
          <table:table-cell office:value-type="float" office:value="46298563" calcext:value-type="float">
            <text:p>46298563</text:p>
          </table:table-cell>
          <table:table-cell office:value-type="float" office:value="46295544" calcext:value-type="float">
            <text:p>46295544</text:p>
          </table:table-cell>
          <table:table-cell office:value-type="float" office:value="46302524" calcext:value-type="float">
            <text:p>463025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25167" calcext:value-type="float">
            <text:p>725167</text:p>
          </table:table-cell>
          <table:table-cell office:value-type="float" office:value="721044" calcext:value-type="float">
            <text:p>721044</text:p>
          </table:table-cell>
          <table:table-cell office:value-type="float" office:value="731362" calcext:value-type="float">
            <text:p>731362</text:p>
          </table:table-cell>
          <table:table-cell office:value-type="float" office:value="74741206" calcext:value-type="float">
            <text:p>74741206</text:p>
          </table:table-cell>
          <table:table-cell office:value-type="float" office:value="74734519" calcext:value-type="float">
            <text:p>74734519</text:p>
          </table:table-cell>
          <table:table-cell office:value-type="float" office:value="74746151" calcext:value-type="float">
            <text:p>74746151</text:p>
          </table:table-cell>
          <table:table-cell office:value-type="float" office:value="46217455" calcext:value-type="float">
            <text:p>46217455</text:p>
          </table:table-cell>
          <table:table-cell office:value-type="float" office:value="46214358" calcext:value-type="float">
            <text:p>46214358</text:p>
          </table:table-cell>
          <table:table-cell office:value-type="float" office:value="46221403" calcext:value-type="float">
            <text:p>462214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020953" calcext:value-type="float">
            <text:p>1020953</text:p>
          </table:table-cell>
          <table:table-cell office:value-type="float" office:value="1016707" calcext:value-type="float">
            <text:p>1016707</text:p>
          </table:table-cell>
          <table:table-cell office:value-type="float" office:value="1027199" calcext:value-type="float">
            <text:p>1027199</text:p>
          </table:table-cell>
          <table:table-cell office:value-type="float" office:value="61242173" calcext:value-type="float">
            <text:p>61242173</text:p>
          </table:table-cell>
          <table:table-cell office:value-type="float" office:value="61232908" calcext:value-type="float">
            <text:p>61232908</text:p>
          </table:table-cell>
          <table:table-cell office:value-type="float" office:value="61245889" calcext:value-type="float">
            <text:p>61245889</text:p>
          </table:table-cell>
          <table:table-cell office:value-type="float" office:value="38187852" calcext:value-type="float">
            <text:p>38187852</text:p>
          </table:table-cell>
          <table:table-cell office:value-type="float" office:value="38186333" calcext:value-type="float">
            <text:p>38186333</text:p>
          </table:table-cell>
          <table:table-cell office:value-type="float" office:value="38189442" calcext:value-type="float">
            <text:p>381894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25168" calcext:value-type="float">
            <text:p>725168</text:p>
          </table:table-cell>
          <table:table-cell office:value-type="float" office:value="720978" calcext:value-type="float">
            <text:p>720978</text:p>
          </table:table-cell>
          <table:table-cell office:value-type="float" office:value="731168" calcext:value-type="float">
            <text:p>731168</text:p>
          </table:table-cell>
          <table:table-cell office:value-type="float" office:value="56915869" calcext:value-type="float">
            <text:p>56915869</text:p>
          </table:table-cell>
          <table:table-cell office:value-type="float" office:value="56906566" calcext:value-type="float">
            <text:p>56906566</text:p>
          </table:table-cell>
          <table:table-cell office:value-type="float" office:value="56919628" calcext:value-type="float">
            <text:p>56919628</text:p>
          </table:table-cell>
          <table:table-cell office:value-type="float" office:value="38266793" calcext:value-type="float">
            <text:p>38266793</text:p>
          </table:table-cell>
          <table:table-cell office:value-type="float" office:value="38265318" calcext:value-type="float">
            <text:p>38265318</text:p>
          </table:table-cell>
          <table:table-cell office:value-type="float" office:value="38268299" calcext:value-type="float">
            <text:p>382682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021044" calcext:value-type="float">
            <text:p>1021044</text:p>
          </table:table-cell>
          <table:table-cell office:value-type="float" office:value="1016798" calcext:value-type="float">
            <text:p>1016798</text:p>
          </table:table-cell>
          <table:table-cell office:value-type="float" office:value="1027606" calcext:value-type="float">
            <text:p>1027606</text:p>
          </table:table-cell>
          <table:table-cell office:value-type="float" office:value="142588849" calcext:value-type="float">
            <text:p>142588849</text:p>
          </table:table-cell>
          <table:table-cell office:value-type="float" office:value="142465412" calcext:value-type="float">
            <text:p>142465412</text:p>
          </table:table-cell>
          <table:table-cell office:value-type="float" office:value="142715502" calcext:value-type="float">
            <text:p>142715502</text:p>
          </table:table-cell>
          <table:table-cell office:value-type="float" office:value="81152535" calcext:value-type="float">
            <text:p>81152535</text:p>
          </table:table-cell>
          <table:table-cell office:value-type="float" office:value="81147211" calcext:value-type="float">
            <text:p>81147211</text:p>
          </table:table-cell>
          <table:table-cell office:value-type="float" office:value="81154829" calcext:value-type="float">
            <text:p>811548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table table:name="Key Generation" table:style-name="ta1">
        <table:shapes>
          <draw:frame draw:z-index="0" draw:style-name="gr1" draw:text-style-name="P1" svg:width="36.888cm" svg:height="20.749cm" svg:x="20.395cm" svg:y="0.766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ce49"/>
        <table:table-column table:style-name="co16" table:number-columns-repeated="2" table:default-cell-style-name="ce55"/>
        <table:table-column table:style-name="co16" table:number-columns-repeated="2" table:default-cell-style-name="ce69"/>
        <table:table-column table:style-name="co16" table:default-cell-style-name="Pivot_20_Table_20_Value"/>
        <table:table-column table:style-name="co16" table:default-cell-style-name="ce91"/>
        <table:table-row table:style-name="ro1">
          <table:table-cell table:style-name="ce45" office:value-type="string" calcext:value-type="string">
            <text:p>Sum - Key Generation [cycles] (mean)</text:p>
          </table:table-cell>
          <table:table-cell table:style-name="ce53"/>
          <table:table-cell table:style-name="ce60"/>
          <table:table-cell table:style-name="ce63" office:value-type="string" calcext:value-type="string">
            <text:p>Version</text:p>
          </table:table-cell>
          <table:table-cell table:style-name="ce63" office:value-type="string" calcext:value-type="string">
            <text:p>Implementation</text:p>
          </table:table-cell>
          <table:table-cell table:style-name="ce53"/>
          <table:table-cell table:style-name="ce88"/>
        </table:table-row>
        <table:table-row table:style-name="ro1">
          <table:table-cell table:style-name="ce46"/>
          <table:table-cell table:style-name="Pivot_20_Table_20_Corner"/>
          <table:table-cell table:style-name="ce61"/>
          <table:table-cell table:style-name="ce64" office:value-type="float" office:value="2" calcext:value-type="float">
            <text:p>2</text:p>
          </table:table-cell>
          <table:table-cell table:style-name="ce73"/>
          <table:table-cell table:style-name="ce79" office:value-type="string" calcext:value-type="string">
            <text:p>(empty)</text:p>
          </table:table-cell>
          <table:table-cell table:style-name="ce89" office:value-type="string" calcext:value-type="string">
            <text:p>Total Result</text:p>
          </table:table-cell>
        </table:table-row>
        <table:table-row table:style-name="ro1">
          <table:table-cell table:style-name="ce47" office:value-type="string" calcext:value-type="string">
            <text:p>Problem</text:p>
          </table:table-cell>
          <table:table-cell table:style-name="ce54" office:value-type="string" calcext:value-type="string">
            <text:p>Level</text:p>
          </table:table-cell>
          <table:table-cell table:style-name="ce54" office:value-type="string" calcext:value-type="string">
            <text:p>Variant</text:p>
          </table:table-cell>
          <table:table-cell table:style-name="ce64" office:value-type="string" calcext:value-type="string">
            <text:p>light</text:p>
          </table:table-cell>
          <table:table-cell table:style-name="ce73" office:value-type="string" calcext:value-type="string">
            <text:p>ref</text:p>
          </table:table-cell>
          <table:table-cell table:style-name="ce80" office:value-type="string" calcext:value-type="string">
            <text:p>(empty)</text:p>
          </table:table-cell>
          <table:table-cell table:style-name="ce90"/>
        </table:table-row>
        <table:table-row table:style-name="ro1">
          <table:table-cell table:style-name="ce48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65" office:value-type="float" office:value="533151" calcext:value-type="float">
            <text:p>533151</text:p>
          </table:table-cell>
          <table:table-cell table:style-name="ce74" office:value-type="float" office:value="408738" calcext:value-type="float">
            <text:p>408738</text:p>
          </table:table-cell>
          <table:table-cell table:style-name="ce81"/>
          <table:table-cell office:value-type="float" office:value="941889" calcext:value-type="float">
            <text:p>941889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table:style-name="ce66" office:value-type="float" office:value="533061" calcext:value-type="float">
            <text:p>533061</text:p>
          </table:table-cell>
          <table:table-cell table:style-name="ce75" office:value-type="float" office:value="408705" calcext:value-type="float">
            <text:p>408705</text:p>
          </table:table-cell>
          <table:table-cell/>
          <table:table-cell table:style-name="ce92" office:value-type="float" office:value="941766" calcext:value-type="float">
            <text:p>941766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table:style-name="ce67" office:value-type="float" office:value="533040" calcext:value-type="float">
            <text:p>533040</text:p>
          </table:table-cell>
          <table:table-cell table:style-name="ce76" office:value-type="float" office:value="408706" calcext:value-type="float">
            <text:p>408706</text:p>
          </table:table-cell>
          <table:table-cell/>
          <table:table-cell table:style-name="ce93" office:value-type="float" office:value="941746" calcext:value-type="float">
            <text:p>94174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1215834" calcext:value-type="float">
            <text:p>1215834</text:p>
          </table:table-cell>
          <table:table-cell table:style-name="ce68" office:value-type="float" office:value="955578" calcext:value-type="float">
            <text:p>955578</text:p>
          </table:table-cell>
          <table:table-cell table:style-name="ce82"/>
          <table:table-cell office:value-type="float" office:value="2171412" calcext:value-type="float">
            <text:p>2171412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office:value-type="float" office:value="1216021" calcext:value-type="float">
            <text:p>1216021</text:p>
          </table:table-cell>
          <table:table-cell office:value-type="float" office:value="955703" calcext:value-type="float">
            <text:p>955703</text:p>
          </table:table-cell>
          <table:table-cell table:style-name="ce83"/>
          <table:table-cell table:style-name="ce92" office:value-type="float" office:value="2171724" calcext:value-type="float">
            <text:p>2171724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table:style-name="ce70" office:value-type="float" office:value="1216257" calcext:value-type="float">
            <text:p>1216257</text:p>
          </table:table-cell>
          <table:table-cell table:style-name="ce70" office:value-type="float" office:value="0" calcext:value-type="float">
            <text:p>0</text:p>
          </table:table-cell>
          <table:table-cell table:style-name="ce84"/>
          <table:table-cell table:style-name="ce93" office:value-type="float" office:value="1216257" calcext:value-type="float">
            <text:p>121625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65" office:value-type="float" office:value="2171150" calcext:value-type="float">
            <text:p>2171150</text:p>
          </table:table-cell>
          <table:table-cell table:style-name="ce74" office:value-type="float" office:value="0" calcext:value-type="float">
            <text:p>0</text:p>
          </table:table-cell>
          <table:table-cell table:style-name="ce81"/>
          <table:table-cell office:value-type="float" office:value="2171150" calcext:value-type="float">
            <text:p>2171150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table:style-name="ce66" office:value-type="float" office:value="2170719" calcext:value-type="float">
            <text:p>2170719</text:p>
          </table:table-cell>
          <table:table-cell table:style-name="ce75" office:value-type="float" office:value="1677459" calcext:value-type="float">
            <text:p>1677459</text:p>
          </table:table-cell>
          <table:table-cell/>
          <table:table-cell table:style-name="ce92" office:value-type="float" office:value="3848178" calcext:value-type="float">
            <text:p>3848178</text:p>
          </table:table-cell>
        </table:table-row>
        <table:table-row table:style-name="ro1">
          <table:table-cell table:style-name="ce50"/>
          <table:table-cell table:style-name="ce57"/>
          <table:table-cell table:style-name="ce57" office:value-type="string" calcext:value-type="string">
            <text:p>small</text:p>
          </table:table-cell>
          <table:table-cell table:style-name="ce67" office:value-type="float" office:value="2170685" calcext:value-type="float">
            <text:p>2170685</text:p>
          </table:table-cell>
          <table:table-cell table:style-name="ce76" office:value-type="float" office:value="0" calcext:value-type="float">
            <text:p>0</text:p>
          </table:table-cell>
          <table:table-cell table:style-name="ce85"/>
          <table:table-cell table:style-name="ce93" office:value-type="float" office:value="2170685" calcext:value-type="float">
            <text:p>2170685</text:p>
          </table:table-cell>
        </table:table-row>
        <table:table-row table:style-name="ro1">
          <table:table-cell table:style-name="ce48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275674" calcext:value-type="float">
            <text:p>275674</text:p>
          </table:table-cell>
          <table:table-cell table:style-name="ce68" office:value-type="float" office:value="199472" calcext:value-type="float">
            <text:p>199472</text:p>
          </table:table-cell>
          <table:table-cell table:style-name="ce82"/>
          <table:table-cell office:value-type="float" office:value="475146" calcext:value-type="float">
            <text:p>475146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office:value-type="float" office:value="275772" calcext:value-type="float">
            <text:p>275772</text:p>
          </table:table-cell>
          <table:table-cell office:value-type="float" office:value="199505" calcext:value-type="float">
            <text:p>199505</text:p>
          </table:table-cell>
          <table:table-cell table:style-name="ce83"/>
          <table:table-cell table:style-name="ce92" office:value-type="float" office:value="475277" calcext:value-type="float">
            <text:p>475277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office:value-type="float" office:value="275678" calcext:value-type="float">
            <text:p>275678</text:p>
          </table:table-cell>
          <table:table-cell office:value-type="float" office:value="199464" calcext:value-type="float">
            <text:p>199464</text:p>
          </table:table-cell>
          <table:table-cell table:style-name="ce84"/>
          <table:table-cell table:style-name="ce93" office:value-type="float" office:value="475142" calcext:value-type="float">
            <text:p>47514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65" office:value-type="float" office:value="602862" calcext:value-type="float">
            <text:p>602862</text:p>
          </table:table-cell>
          <table:table-cell table:style-name="ce74" office:value-type="float" office:value="416232" calcext:value-type="float">
            <text:p>416232</text:p>
          </table:table-cell>
          <table:table-cell table:style-name="ce81"/>
          <table:table-cell office:value-type="float" office:value="1019094" calcext:value-type="float">
            <text:p>1019094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table:style-name="ce66" office:value-type="float" office:value="602897" calcext:value-type="float">
            <text:p>602897</text:p>
          </table:table-cell>
          <table:table-cell table:style-name="ce75" office:value-type="float" office:value="416268" calcext:value-type="float">
            <text:p>416268</text:p>
          </table:table-cell>
          <table:table-cell/>
          <table:table-cell table:style-name="ce92" office:value-type="float" office:value="1019165" calcext:value-type="float">
            <text:p>1019165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table:style-name="ce67" office:value-type="float" office:value="602913" calcext:value-type="float">
            <text:p>602913</text:p>
          </table:table-cell>
          <table:table-cell table:style-name="ce76" office:value-type="float" office:value="416255" calcext:value-type="float">
            <text:p>416255</text:p>
          </table:table-cell>
          <table:table-cell table:style-name="ce85"/>
          <table:table-cell table:style-name="ce93" office:value-type="float" office:value="1019168" calcext:value-type="float">
            <text:p>101916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1020974" calcext:value-type="float">
            <text:p>1020974</text:p>
          </table:table-cell>
          <table:table-cell table:style-name="ce68" office:value-type="float" office:value="725167" calcext:value-type="float">
            <text:p>725167</text:p>
          </table:table-cell>
          <table:table-cell table:style-name="ce82"/>
          <table:table-cell office:value-type="float" office:value="1746141" calcext:value-type="float">
            <text:p>1746141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office:value-type="float" office:value="1020953" calcext:value-type="float">
            <text:p>1020953</text:p>
          </table:table-cell>
          <table:table-cell office:value-type="float" office:value="725168" calcext:value-type="float">
            <text:p>725168</text:p>
          </table:table-cell>
          <table:table-cell table:style-name="ce83"/>
          <table:table-cell table:style-name="ce92" office:value-type="float" office:value="1746121" calcext:value-type="float">
            <text:p>1746121</text:p>
          </table:table-cell>
        </table:table-row>
        <table:table-row table:style-name="ro1">
          <table:table-cell table:style-name="ce50"/>
          <table:table-cell table:style-name="ce57"/>
          <table:table-cell table:style-name="ce57" office:value-type="string" calcext:value-type="string">
            <text:p>small</text:p>
          </table:table-cell>
          <table:table-cell table:style-name="ce70" office:value-type="float" office:value="1021044" calcext:value-type="float">
            <text:p>1021044</text:p>
          </table:table-cell>
          <table:table-cell table:style-name="ce70" office:value-type="float" office:value="0" calcext:value-type="float">
            <text:p>0</text:p>
          </table:table-cell>
          <table:table-cell table:style-name="ce84"/>
          <table:table-cell table:style-name="ce93" office:value-type="float" office:value="1021044" calcext:value-type="float">
            <text:p>1021044</text:p>
          </table:table-cell>
        </table:table-row>
        <table:table-row table:style-name="ro1">
          <table:table-cell table:style-name="ce51" office:value-type="string" calcext:value-type="string">
            <text:p>(empty)</text:p>
          </table:table-cell>
          <table:table-cell table:number-columns-repeated="2" table:style-name="ce58" office:value-type="string" calcext:value-type="string">
            <text:p>(empty)</text:p>
          </table:table-cell>
          <table:table-cell table:style-name="ce71"/>
          <table:table-cell table:style-name="ce77"/>
          <table:table-cell table:style-name="ce86"/>
          <table:table-cell table:style-name="ce94"/>
        </table:table-row>
        <table:table-row table:style-name="ro1">
          <table:table-cell table:style-name="ce52" office:value-type="string" calcext:value-type="string">
            <text:p>Total Result</text:p>
          </table:table-cell>
          <table:table-cell table:style-name="ce59"/>
          <table:table-cell table:style-name="ce62"/>
          <table:table-cell table:style-name="ce72" office:value-type="float" office:value="17458685" calcext:value-type="float">
            <text:p>17458685</text:p>
          </table:table-cell>
          <table:table-cell table:style-name="ce78" office:value-type="float" office:value="8112420" calcext:value-type="float">
            <text:p>8112420</text:p>
          </table:table-cell>
          <table:table-cell table:style-name="ce87"/>
          <table:table-cell table:style-name="ce95" office:value-type="float" office:value="25571105" calcext:value-type="float">
            <text:p>25571105</text:p>
          </table:table-cell>
        </table:table-row>
      </table:table>
      <table:table table:name="Signing" table:style-name="ta1">
        <table:shapes>
          <draw:frame draw:z-index="0" draw:style-name="gr1" draw:text-style-name="P1" svg:width="36.381cm" svg:height="20.463cm" svg:x="19.899cm" svg:y="0.977cm">
            <draw:object draw:notify-on-update-of-ranges="PT@categories PT@label 0 PT@data 0 PT@label 1 PT@data 1 PT@label 2 PT@data 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ce49"/>
        <table:table-column table:style-name="co16" table:number-columns-repeated="2" table:default-cell-style-name="ce55"/>
        <table:table-column table:style-name="co16" table:number-columns-repeated="2" table:default-cell-style-name="ce69"/>
        <table:table-column table:style-name="co16" table:default-cell-style-name="Pivot_20_Table_20_Value"/>
        <table:table-column table:style-name="co16" table:default-cell-style-name="ce91"/>
        <table:table-row table:style-name="ro1">
          <table:table-cell table:style-name="ce45" office:value-type="string" calcext:value-type="string">
            <text:p>Sum - Sign [cycles] (mean)</text:p>
          </table:table-cell>
          <table:table-cell table:style-name="ce53"/>
          <table:table-cell table:style-name="ce60"/>
          <table:table-cell table:style-name="ce63" office:value-type="string" calcext:value-type="string">
            <text:p>Version</text:p>
          </table:table-cell>
          <table:table-cell table:style-name="ce63" office:value-type="string" calcext:value-type="string">
            <text:p>Implementation</text:p>
          </table:table-cell>
          <table:table-cell table:style-name="ce53"/>
          <table:table-cell table:style-name="ce88"/>
        </table:table-row>
        <table:table-row table:style-name="ro1">
          <table:table-cell table:style-name="ce46"/>
          <table:table-cell table:style-name="Pivot_20_Table_20_Corner"/>
          <table:table-cell table:style-name="ce61"/>
          <table:table-cell table:style-name="ce64" office:value-type="float" office:value="2" calcext:value-type="float">
            <text:p>2</text:p>
          </table:table-cell>
          <table:table-cell table:style-name="ce73"/>
          <table:table-cell table:style-name="ce79" office:value-type="string" calcext:value-type="string">
            <text:p>(empty)</text:p>
          </table:table-cell>
          <table:table-cell table:style-name="ce89" office:value-type="string" calcext:value-type="string">
            <text:p>Total Result</text:p>
          </table:table-cell>
        </table:table-row>
        <table:table-row table:style-name="ro1">
          <table:table-cell table:style-name="ce47" office:value-type="string" calcext:value-type="string">
            <text:p>Problem</text:p>
          </table:table-cell>
          <table:table-cell table:style-name="ce54" office:value-type="string" calcext:value-type="string">
            <text:p>Level</text:p>
          </table:table-cell>
          <table:table-cell table:style-name="ce54" office:value-type="string" calcext:value-type="string">
            <text:p>Variant</text:p>
          </table:table-cell>
          <table:table-cell table:style-name="ce64" office:value-type="string" calcext:value-type="string">
            <text:p>light</text:p>
          </table:table-cell>
          <table:table-cell table:style-name="ce73" office:value-type="string" calcext:value-type="string">
            <text:p>ref</text:p>
          </table:table-cell>
          <table:table-cell table:style-name="ce80" office:value-type="string" calcext:value-type="string">
            <text:p>(empty)</text:p>
          </table:table-cell>
          <table:table-cell table:style-name="ce90"/>
        </table:table-row>
        <table:table-row table:style-name="ro1">
          <table:table-cell table:style-name="ce48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65" office:value-type="float" office:value="38079072" calcext:value-type="float">
            <text:p>38079072</text:p>
          </table:table-cell>
          <table:table-cell table:style-name="ce74" office:value-type="float" office:value="37186741" calcext:value-type="float">
            <text:p>37186741</text:p>
          </table:table-cell>
          <table:table-cell table:style-name="ce81"/>
          <table:table-cell office:value-type="float" office:value="75265813" calcext:value-type="float">
            <text:p>75265813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table:style-name="ce66" office:value-type="float" office:value="19647860" calcext:value-type="float">
            <text:p>19647860</text:p>
          </table:table-cell>
          <table:table-cell table:style-name="ce75" office:value-type="float" office:value="20685030" calcext:value-type="float">
            <text:p>20685030</text:p>
          </table:table-cell>
          <table:table-cell/>
          <table:table-cell table:style-name="ce92" office:value-type="float" office:value="40332890" calcext:value-type="float">
            <text:p>40332890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table:style-name="ce67" office:value-type="float" office:value="76755244" calcext:value-type="float">
            <text:p>76755244</text:p>
          </table:table-cell>
          <table:table-cell table:style-name="ce76" office:value-type="float" office:value="77353947" calcext:value-type="float">
            <text:p>77353947</text:p>
          </table:table-cell>
          <table:table-cell/>
          <table:table-cell table:style-name="ce93" office:value-type="float" office:value="154109191" calcext:value-type="float">
            <text:p>1541091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87533661" calcext:value-type="float">
            <text:p>87533661</text:p>
          </table:table-cell>
          <table:table-cell table:style-name="ce68" office:value-type="float" office:value="91305647" calcext:value-type="float">
            <text:p>91305647</text:p>
          </table:table-cell>
          <table:table-cell table:style-name="ce82"/>
          <table:table-cell office:value-type="float" office:value="178839308" calcext:value-type="float">
            <text:p>178839308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office:value-type="float" office:value="49649796" calcext:value-type="float">
            <text:p>49649796</text:p>
          </table:table-cell>
          <table:table-cell office:value-type="float" office:value="54973392" calcext:value-type="float">
            <text:p>54973392</text:p>
          </table:table-cell>
          <table:table-cell table:style-name="ce83"/>
          <table:table-cell table:style-name="ce92" office:value-type="float" office:value="104623188" calcext:value-type="float">
            <text:p>104623188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table:style-name="ce70" office:value-type="float" office:value="131005087" calcext:value-type="float">
            <text:p>131005087</text:p>
          </table:table-cell>
          <table:table-cell table:style-name="ce70" office:value-type="float" office:value="0" calcext:value-type="float">
            <text:p>0</text:p>
          </table:table-cell>
          <table:table-cell table:style-name="ce84"/>
          <table:table-cell table:style-name="ce93" office:value-type="float" office:value="131005087" calcext:value-type="float">
            <text:p>13100508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65" office:value-type="float" office:value="157435170" calcext:value-type="float">
            <text:p>157435170</text:p>
          </table:table-cell>
          <table:table-cell table:style-name="ce74" office:value-type="float" office:value="0" calcext:value-type="float">
            <text:p>0</text:p>
          </table:table-cell>
          <table:table-cell table:style-name="ce81"/>
          <table:table-cell office:value-type="float" office:value="157435170" calcext:value-type="float">
            <text:p>157435170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table:style-name="ce66" office:value-type="float" office:value="93128225" calcext:value-type="float">
            <text:p>93128225</text:p>
          </table:table-cell>
          <table:table-cell table:style-name="ce75" office:value-type="float" office:value="106435274" calcext:value-type="float">
            <text:p>106435274</text:p>
          </table:table-cell>
          <table:table-cell/>
          <table:table-cell table:style-name="ce92" office:value-type="float" office:value="199563499" calcext:value-type="float">
            <text:p>199563499</text:p>
          </table:table-cell>
        </table:table-row>
        <table:table-row table:style-name="ro1">
          <table:table-cell table:style-name="ce50"/>
          <table:table-cell table:style-name="ce57"/>
          <table:table-cell table:style-name="ce57" office:value-type="string" calcext:value-type="string">
            <text:p>small</text:p>
          </table:table-cell>
          <table:table-cell table:style-name="ce67" office:value-type="float" office:value="243415868" calcext:value-type="float">
            <text:p>243415868</text:p>
          </table:table-cell>
          <table:table-cell table:style-name="ce76" office:value-type="float" office:value="0" calcext:value-type="float">
            <text:p>0</text:p>
          </table:table-cell>
          <table:table-cell table:style-name="ce85"/>
          <table:table-cell table:style-name="ce93" office:value-type="float" office:value="243415868" calcext:value-type="float">
            <text:p>243415868</text:p>
          </table:table-cell>
        </table:table-row>
        <table:table-row table:style-name="ro1">
          <table:table-cell table:style-name="ce48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29823498" calcext:value-type="float">
            <text:p>29823498</text:p>
          </table:table-cell>
          <table:table-cell table:style-name="ce68" office:value-type="float" office:value="26063650" calcext:value-type="float">
            <text:p>26063650</text:p>
          </table:table-cell>
          <table:table-cell table:style-name="ce82"/>
          <table:table-cell office:value-type="float" office:value="55887148" calcext:value-type="float">
            <text:p>55887148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office:value-type="float" office:value="13579123" calcext:value-type="float">
            <text:p>13579123</text:p>
          </table:table-cell>
          <table:table-cell office:value-type="float" office:value="12378160" calcext:value-type="float">
            <text:p>12378160</text:p>
          </table:table-cell>
          <table:table-cell table:style-name="ce83"/>
          <table:table-cell table:style-name="ce92" office:value-type="float" office:value="25957283" calcext:value-type="float">
            <text:p>25957283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office:value-type="float" office:value="58739015" calcext:value-type="float">
            <text:p>58739015</text:p>
          </table:table-cell>
          <table:table-cell office:value-type="float" office:value="51876502" calcext:value-type="float">
            <text:p>51876502</text:p>
          </table:table-cell>
          <table:table-cell table:style-name="ce84"/>
          <table:table-cell table:style-name="ce93" office:value-type="float" office:value="110615517" calcext:value-type="float">
            <text:p>1106155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65" office:value-type="float" office:value="44936308" calcext:value-type="float">
            <text:p>44936308</text:p>
          </table:table-cell>
          <table:table-cell table:style-name="ce74" office:value-type="float" office:value="40298180" calcext:value-type="float">
            <text:p>40298180</text:p>
          </table:table-cell>
          <table:table-cell table:style-name="ce81"/>
          <table:table-cell office:value-type="float" office:value="85234488" calcext:value-type="float">
            <text:p>85234488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table:style-name="ce66" office:value-type="float" office:value="32229328" calcext:value-type="float">
            <text:p>32229328</text:p>
          </table:table-cell>
          <table:table-cell table:style-name="ce75" office:value-type="float" office:value="29642332" calcext:value-type="float">
            <text:p>29642332</text:p>
          </table:table-cell>
          <table:table-cell/>
          <table:table-cell table:style-name="ce92" office:value-type="float" office:value="61871660" calcext:value-type="float">
            <text:p>61871660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table:style-name="ce67" office:value-type="float" office:value="84433800" calcext:value-type="float">
            <text:p>84433800</text:p>
          </table:table-cell>
          <table:table-cell table:style-name="ce76" office:value-type="float" office:value="75058105" calcext:value-type="float">
            <text:p>75058105</text:p>
          </table:table-cell>
          <table:table-cell table:style-name="ce85"/>
          <table:table-cell table:style-name="ce93" office:value-type="float" office:value="159491905" calcext:value-type="float">
            <text:p>1594919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80308606" calcext:value-type="float">
            <text:p>80308606</text:p>
          </table:table-cell>
          <table:table-cell table:style-name="ce68" office:value-type="float" office:value="74741206" calcext:value-type="float">
            <text:p>74741206</text:p>
          </table:table-cell>
          <table:table-cell table:style-name="ce82"/>
          <table:table-cell office:value-type="float" office:value="155049812" calcext:value-type="float">
            <text:p>155049812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office:value-type="float" office:value="61242173" calcext:value-type="float">
            <text:p>61242173</text:p>
          </table:table-cell>
          <table:table-cell office:value-type="float" office:value="56915869" calcext:value-type="float">
            <text:p>56915869</text:p>
          </table:table-cell>
          <table:table-cell table:style-name="ce83"/>
          <table:table-cell table:style-name="ce92" office:value-type="float" office:value="118158042" calcext:value-type="float">
            <text:p>118158042</text:p>
          </table:table-cell>
        </table:table-row>
        <table:table-row table:style-name="ro1">
          <table:table-cell table:style-name="ce50"/>
          <table:table-cell table:style-name="ce57"/>
          <table:table-cell table:style-name="ce57" office:value-type="string" calcext:value-type="string">
            <text:p>small</text:p>
          </table:table-cell>
          <table:table-cell table:style-name="ce70" office:value-type="float" office:value="142588849" calcext:value-type="float">
            <text:p>142588849</text:p>
          </table:table-cell>
          <table:table-cell table:style-name="ce70" office:value-type="float" office:value="0" calcext:value-type="float">
            <text:p>0</text:p>
          </table:table-cell>
          <table:table-cell table:style-name="ce84"/>
          <table:table-cell table:style-name="ce93" office:value-type="float" office:value="142588849" calcext:value-type="float">
            <text:p>142588849</text:p>
          </table:table-cell>
        </table:table-row>
        <table:table-row table:style-name="ro1">
          <table:table-cell table:style-name="ce51" office:value-type="string" calcext:value-type="string">
            <text:p>(empty)</text:p>
          </table:table-cell>
          <table:table-cell table:number-columns-repeated="2" table:style-name="ce58" office:value-type="string" calcext:value-type="string">
            <text:p>(empty)</text:p>
          </table:table-cell>
          <table:table-cell table:style-name="ce71"/>
          <table:table-cell table:style-name="ce77"/>
          <table:table-cell table:style-name="ce86"/>
          <table:table-cell table:style-name="ce94"/>
        </table:table-row>
        <table:table-row table:style-name="ro1">
          <table:table-cell table:style-name="ce52" office:value-type="string" calcext:value-type="string">
            <text:p>Total Result</text:p>
          </table:table-cell>
          <table:table-cell table:style-name="ce59"/>
          <table:table-cell table:style-name="ce62"/>
          <table:table-cell table:style-name="ce72" office:value-type="float" office:value="1444530683" calcext:value-type="float">
            <text:p>1444530683</text:p>
          </table:table-cell>
          <table:table-cell table:style-name="ce78" office:value-type="float" office:value="754914035" calcext:value-type="float">
            <text:p>754914035</text:p>
          </table:table-cell>
          <table:table-cell table:style-name="ce87"/>
          <table:table-cell table:style-name="ce95" office:value-type="float" office:value="2199444718" calcext:value-type="float">
            <text:p>2199444718</text:p>
          </table:table-cell>
        </table:table-row>
      </table:table>
      <table:table table:name="Verify" table:style-name="ta1">
        <table:shapes>
          <draw:frame draw:z-index="0" draw:style-name="gr1" draw:text-style-name="P1" svg:width="34.675cm" svg:height="19.504cm" svg:x="19.237cm" svg:y="0.606cm">
            <draw:object draw:notify-on-update-of-ranges="PT@categories PT@label 0 PT@data 0 PT@label 1 PT@data 1 PT@label 2 PT@data 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49"/>
        <table:table-column table:style-name="co16" table:number-columns-repeated="2" table:default-cell-style-name="ce55"/>
        <table:table-column table:style-name="co16" table:number-columns-repeated="2" table:default-cell-style-name="ce69"/>
        <table:table-column table:style-name="co16" table:default-cell-style-name="Pivot_20_Table_20_Value"/>
        <table:table-column table:style-name="co16" table:default-cell-style-name="ce91"/>
        <table:table-row table:style-name="ro1">
          <table:table-cell table:style-name="ce45" office:value-type="string" calcext:value-type="string">
            <text:p>Sum - Verify [cycles] (mean)</text:p>
          </table:table-cell>
          <table:table-cell table:style-name="ce53"/>
          <table:table-cell table:style-name="ce60"/>
          <table:table-cell table:style-name="ce63" office:value-type="string" calcext:value-type="string">
            <text:p>Version</text:p>
          </table:table-cell>
          <table:table-cell table:style-name="ce63" office:value-type="string" calcext:value-type="string">
            <text:p>Implementation</text:p>
          </table:table-cell>
          <table:table-cell table:style-name="ce53"/>
          <table:table-cell table:style-name="ce88"/>
        </table:table-row>
        <table:table-row table:style-name="ro1">
          <table:table-cell table:style-name="ce46"/>
          <table:table-cell table:style-name="Pivot_20_Table_20_Corner"/>
          <table:table-cell table:style-name="ce61"/>
          <table:table-cell table:style-name="ce64" office:value-type="float" office:value="2" calcext:value-type="float">
            <text:p>2</text:p>
          </table:table-cell>
          <table:table-cell table:style-name="ce73"/>
          <table:table-cell table:style-name="ce79" office:value-type="string" calcext:value-type="string">
            <text:p>(empty)</text:p>
          </table:table-cell>
          <table:table-cell table:style-name="ce89" office:value-type="string" calcext:value-type="string">
            <text:p>Total Result</text:p>
          </table:table-cell>
        </table:table-row>
        <table:table-row table:style-name="ro1">
          <table:table-cell table:style-name="ce47" office:value-type="string" calcext:value-type="string">
            <text:p>Problem</text:p>
          </table:table-cell>
          <table:table-cell table:style-name="ce54" office:value-type="string" calcext:value-type="string">
            <text:p>Level</text:p>
          </table:table-cell>
          <table:table-cell table:style-name="ce54" office:value-type="string" calcext:value-type="string">
            <text:p>Variant</text:p>
          </table:table-cell>
          <table:table-cell table:style-name="ce64" office:value-type="string" calcext:value-type="string">
            <text:p>light</text:p>
          </table:table-cell>
          <table:table-cell table:style-name="ce73" office:value-type="string" calcext:value-type="string">
            <text:p>ref</text:p>
          </table:table-cell>
          <table:table-cell table:style-name="ce80" office:value-type="string" calcext:value-type="string">
            <text:p>(empty)</text:p>
          </table:table-cell>
          <table:table-cell table:style-name="ce90"/>
        </table:table-row>
        <table:table-row table:style-name="ro1">
          <table:table-cell table:style-name="ce48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65" office:value-type="float" office:value="18146339" calcext:value-type="float">
            <text:p>18146339</text:p>
          </table:table-cell>
          <table:table-cell table:style-name="ce74" office:value-type="float" office:value="18732937" calcext:value-type="float">
            <text:p>18732937</text:p>
          </table:table-cell>
          <table:table-cell table:style-name="ce81"/>
          <table:table-cell office:value-type="float" office:value="36879276" calcext:value-type="float">
            <text:p>36879276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table:style-name="ce66" office:value-type="float" office:value="10234310" calcext:value-type="float">
            <text:p>10234310</text:p>
          </table:table-cell>
          <table:table-cell table:style-name="ce75" office:value-type="float" office:value="11237228" calcext:value-type="float">
            <text:p>11237228</text:p>
          </table:table-cell>
          <table:table-cell/>
          <table:table-cell table:style-name="ce92" office:value-type="float" office:value="21471538" calcext:value-type="float">
            <text:p>21471538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table:style-name="ce67" office:value-type="float" office:value="36366263" calcext:value-type="float">
            <text:p>36366263</text:p>
          </table:table-cell>
          <table:table-cell table:style-name="ce76" office:value-type="float" office:value="36933648" calcext:value-type="float">
            <text:p>36933648</text:p>
          </table:table-cell>
          <table:table-cell/>
          <table:table-cell table:style-name="ce93" office:value-type="float" office:value="73299911" calcext:value-type="float">
            <text:p>732999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39501794" calcext:value-type="float">
            <text:p>39501794</text:p>
          </table:table-cell>
          <table:table-cell table:style-name="ce68" office:value-type="float" office:value="41376300" calcext:value-type="float">
            <text:p>41376300</text:p>
          </table:table-cell>
          <table:table-cell table:style-name="ce82"/>
          <table:table-cell office:value-type="float" office:value="80878094" calcext:value-type="float">
            <text:p>80878094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office:value-type="float" office:value="26163023" calcext:value-type="float">
            <text:p>26163023</text:p>
          </table:table-cell>
          <table:table-cell office:value-type="float" office:value="30204772" calcext:value-type="float">
            <text:p>30204772</text:p>
          </table:table-cell>
          <table:table-cell table:style-name="ce83"/>
          <table:table-cell table:style-name="ce92" office:value-type="float" office:value="56367795" calcext:value-type="float">
            <text:p>56367795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table:style-name="ce70" office:value-type="float" office:value="57517623" calcext:value-type="float">
            <text:p>57517623</text:p>
          </table:table-cell>
          <table:table-cell table:style-name="ce70" office:value-type="float" office:value="0" calcext:value-type="float">
            <text:p>0</text:p>
          </table:table-cell>
          <table:table-cell table:style-name="ce84"/>
          <table:table-cell table:style-name="ce93" office:value-type="float" office:value="57517623" calcext:value-type="float">
            <text:p>575176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65" office:value-type="float" office:value="68302609" calcext:value-type="float">
            <text:p>68302609</text:p>
          </table:table-cell>
          <table:table-cell table:style-name="ce74" office:value-type="float" office:value="0" calcext:value-type="float">
            <text:p>0</text:p>
          </table:table-cell>
          <table:table-cell table:style-name="ce81"/>
          <table:table-cell office:value-type="float" office:value="68302609" calcext:value-type="float">
            <text:p>68302609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table:style-name="ce66" office:value-type="float" office:value="49007365" calcext:value-type="float">
            <text:p>49007365</text:p>
          </table:table-cell>
          <table:table-cell table:style-name="ce75" office:value-type="float" office:value="57142746" calcext:value-type="float">
            <text:p>57142746</text:p>
          </table:table-cell>
          <table:table-cell/>
          <table:table-cell table:style-name="ce92" office:value-type="float" office:value="106150111" calcext:value-type="float">
            <text:p>106150111</text:p>
          </table:table-cell>
        </table:table-row>
        <table:table-row table:style-name="ro1">
          <table:table-cell table:style-name="ce50"/>
          <table:table-cell table:style-name="ce57"/>
          <table:table-cell table:style-name="ce57" office:value-type="string" calcext:value-type="string">
            <text:p>small</text:p>
          </table:table-cell>
          <table:table-cell table:style-name="ce67" office:value-type="float" office:value="104807012" calcext:value-type="float">
            <text:p>104807012</text:p>
          </table:table-cell>
          <table:table-cell table:style-name="ce76" office:value-type="float" office:value="0" calcext:value-type="float">
            <text:p>0</text:p>
          </table:table-cell>
          <table:table-cell table:style-name="ce85"/>
          <table:table-cell table:style-name="ce93" office:value-type="float" office:value="104807012" calcext:value-type="float">
            <text:p>104807012</text:p>
          </table:table-cell>
        </table:table-row>
        <table:table-row table:style-name="ro1">
          <table:table-cell table:style-name="ce48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16078473" calcext:value-type="float">
            <text:p>16078473</text:p>
          </table:table-cell>
          <table:table-cell table:style-name="ce68" office:value-type="float" office:value="16098833" calcext:value-type="float">
            <text:p>16098833</text:p>
          </table:table-cell>
          <table:table-cell table:style-name="ce82"/>
          <table:table-cell office:value-type="float" office:value="32177306" calcext:value-type="float">
            <text:p>32177306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office:value-type="float" office:value="7732350" calcext:value-type="float">
            <text:p>7732350</text:p>
          </table:table-cell>
          <table:table-cell office:value-type="float" office:value="7829014" calcext:value-type="float">
            <text:p>7829014</text:p>
          </table:table-cell>
          <table:table-cell table:style-name="ce83"/>
          <table:table-cell table:style-name="ce92" office:value-type="float" office:value="15561364" calcext:value-type="float">
            <text:p>15561364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office:value-type="float" office:value="32195898" calcext:value-type="float">
            <text:p>32195898</text:p>
          </table:table-cell>
          <table:table-cell office:value-type="float" office:value="32095177" calcext:value-type="float">
            <text:p>32095177</text:p>
          </table:table-cell>
          <table:table-cell table:style-name="ce84"/>
          <table:table-cell table:style-name="ce93" office:value-type="float" office:value="64291075" calcext:value-type="float">
            <text:p>642910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65" office:value-type="float" office:value="25620675" calcext:value-type="float">
            <text:p>25620675</text:p>
          </table:table-cell>
          <table:table-cell table:style-name="ce74" office:value-type="float" office:value="25422791" calcext:value-type="float">
            <text:p>25422791</text:p>
          </table:table-cell>
          <table:table-cell table:style-name="ce81"/>
          <table:table-cell office:value-type="float" office:value="51043466" calcext:value-type="float">
            <text:p>51043466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table:style-name="ce66" office:value-type="float" office:value="19512776" calcext:value-type="float">
            <text:p>19512776</text:p>
          </table:table-cell>
          <table:table-cell table:style-name="ce75" office:value-type="float" office:value="19506014" calcext:value-type="float">
            <text:p>19506014</text:p>
          </table:table-cell>
          <table:table-cell/>
          <table:table-cell table:style-name="ce92" office:value-type="float" office:value="39018790" calcext:value-type="float">
            <text:p>39018790</text:p>
          </table:table-cell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mall</text:p>
          </table:table-cell>
          <table:table-cell table:style-name="ce67" office:value-type="float" office:value="48984397" calcext:value-type="float">
            <text:p>48984397</text:p>
          </table:table-cell>
          <table:table-cell table:style-name="ce76" office:value-type="float" office:value="48679026" calcext:value-type="float">
            <text:p>48679026</text:p>
          </table:table-cell>
          <table:table-cell table:style-name="ce85"/>
          <table:table-cell table:style-name="ce93" office:value-type="float" office:value="97663423" calcext:value-type="float">
            <text:p>976634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46298563" calcext:value-type="float">
            <text:p>46298563</text:p>
          </table:table-cell>
          <table:table-cell table:style-name="ce68" office:value-type="float" office:value="46217455" calcext:value-type="float">
            <text:p>46217455</text:p>
          </table:table-cell>
          <table:table-cell table:style-name="ce82"/>
          <table:table-cell office:value-type="float" office:value="92516018" calcext:value-type="float">
            <text:p>92516018</text:p>
          </table:table-cell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fast</text:p>
          </table:table-cell>
          <table:table-cell office:value-type="float" office:value="38187852" calcext:value-type="float">
            <text:p>38187852</text:p>
          </table:table-cell>
          <table:table-cell office:value-type="float" office:value="38266793" calcext:value-type="float">
            <text:p>38266793</text:p>
          </table:table-cell>
          <table:table-cell table:style-name="ce83"/>
          <table:table-cell table:style-name="ce92" office:value-type="float" office:value="76454645" calcext:value-type="float">
            <text:p>76454645</text:p>
          </table:table-cell>
        </table:table-row>
        <table:table-row table:style-name="ro1">
          <table:table-cell table:style-name="ce50"/>
          <table:table-cell table:style-name="ce57"/>
          <table:table-cell table:style-name="ce57" office:value-type="string" calcext:value-type="string">
            <text:p>small</text:p>
          </table:table-cell>
          <table:table-cell table:style-name="ce70" office:value-type="float" office:value="81152535" calcext:value-type="float">
            <text:p>81152535</text:p>
          </table:table-cell>
          <table:table-cell table:style-name="ce70" office:value-type="float" office:value="0" calcext:value-type="float">
            <text:p>0</text:p>
          </table:table-cell>
          <table:table-cell table:style-name="ce84"/>
          <table:table-cell table:style-name="ce93" office:value-type="float" office:value="81152535" calcext:value-type="float">
            <text:p>81152535</text:p>
          </table:table-cell>
        </table:table-row>
        <table:table-row table:style-name="ro1">
          <table:table-cell table:style-name="ce51" office:value-type="string" calcext:value-type="string">
            <text:p>(empty)</text:p>
          </table:table-cell>
          <table:table-cell table:number-columns-repeated="2" table:style-name="ce58" office:value-type="string" calcext:value-type="string">
            <text:p>(empty)</text:p>
          </table:table-cell>
          <table:table-cell table:style-name="ce71"/>
          <table:table-cell table:style-name="ce77"/>
          <table:table-cell table:style-name="ce86"/>
          <table:table-cell table:style-name="ce94"/>
        </table:table-row>
        <table:table-row table:style-name="ro1">
          <table:table-cell table:style-name="ce52" office:value-type="string" calcext:value-type="string">
            <text:p>Total Result</text:p>
          </table:table-cell>
          <table:table-cell table:style-name="ce59"/>
          <table:table-cell table:style-name="ce62"/>
          <table:table-cell table:style-name="ce72" office:value-type="float" office:value="725809857" calcext:value-type="float">
            <text:p>725809857</text:p>
          </table:table-cell>
          <table:table-cell table:style-name="ce78" office:value-type="float" office:value="429742734" calcext:value-type="float">
            <text:p>429742734</text:p>
          </table:table-cell>
          <table:table-cell table:style-name="ce87"/>
          <table:table-cell table:style-name="ce95" office:value-type="float" office:value="1155552591" calcext:value-type="float">
            <text:p>1155552591</text:p>
          </table:table-cell>
        </table:table-row>
      </table:table>
      <table:named-expressions/>
      <table:data-pilot-tables>
        <table:data-pilot-table table:name="DataPilot2" table:application-data="" table:target-range-address="'Key Generation'.A1:'Key Generation'.G23" table:buttons="'Key Generation'.A3 'Key Generation'.B3 'Key Generation'.C3 'Key Generation'.D1 'Key Generation'.E1" table:show-filter-button="false" table:drill-down-on-double-click="false">
          <table:source-cell-range table:cell-range-address="'Speed_Evaluation-Signature_Schemes'.A1:'Speed_Evaluation-Signature_Schemes'.P49"/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Signing.A1:Signing.G23" table:buttons="Signing.A3 Signing.B3 Signing.C3 Signing.D1 Signing.E1" table:show-filter-button="false" table:drill-down-on-double-click="false">
          <table:source-cell-range table:cell-range-address="'Speed_Evaluation-Signature_Schemes'.A1:'Speed_Evaluation-Signature_Schemes'.P49"/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G23" table:buttons="Verify.A3 Verify.B3 Verify.C3 Verify.D1 Verify.E1" table:show-filter-button="false" table:drill-down-on-double-click="false">
          <table:source-cell-range table:cell-range-address="'Speed_Evaluation-Signature_Schemes'.A1:'Speed_Evaluation-Signature_Schemes'.P49"/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01:39:42.245706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1T01:41:20.594368636</dc:date>
    <meta:editing-duration>PT45M36S</meta:editing-duration>
    <meta:editing-cycles>10</meta:editing-cycles>
    <meta:generator>LibreOffice/24.2.7.2$Linux_X86_64 LibreOffice_project/420$Build-2</meta:generator>
    <meta:document-statistic meta:table-count="4" meta:cell-count="88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89cm" svg:height="20.75cm" xlink:href=".." xlink:type="simple" loext:data-pilot-source="DataPilot2" chart:class="chart:bar" chart:style-name="ch1">
        <chart:title svg:x="15.252cm" svg:y="0.551cm" chart:style-name="ch2">
          <text:p>Key Generation Speed (cycles)</text:p>
        </chart:title>
        <chart:legend chart:legend-position="end" svg:x="30.685cm" svg:y="6.801cm" style:legend-expansion="high" chart:style-name="ch3"/>
        <chart:plot-area chart:style-name="ch4" table:cell-range-address="PivotChart" chart:data-source-has-labels="column" svg:x="0.737cm" svg:y="1.745cm" svg:width="29.211cm" svg:height="17.69cm">
          <chart:coordinate-region svg:x="2.311cm" svg:y="1.944cm" svg:width="27.637cm" svg:height="16.04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- light</text:p>
                <draw:g>
                  <svg:desc>PT@label 0</svg:desc>
                </draw:g>
              </table:table-cell>
              <table:table-cell office:value-type="string">
                <text:p>2 - ref</text:p>
                <draw:g>
                  <svg:desc>PT@label 1</svg:desc>
                </draw:g>
              </table:table-cell>
              <table:table-cell office:value-type="string">
                <text:p>(empty) - (empty)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533151">
                <text:p>533151</text:p>
                <draw:g>
                  <svg:desc>PT@data 0</svg:desc>
                </draw:g>
              </table:table-cell>
              <table:table-cell office:value-type="float" office:value="408738">
                <text:p>408738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33061">
                <text:p>533061</text:p>
              </table:table-cell>
              <table:table-cell office:value-type="float" office:value="408705">
                <text:p>408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33040">
                <text:p>533040</text:p>
              </table:table-cell>
              <table:table-cell office:value-type="float" office:value="408706">
                <text:p>408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215834">
                <text:p>1215834</text:p>
              </table:table-cell>
              <table:table-cell office:value-type="float" office:value="955578">
                <text:p>955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216021">
                <text:p>1216021</text:p>
              </table:table-cell>
              <table:table-cell office:value-type="float" office:value="955703">
                <text:p>95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216257">
                <text:p>12162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171150">
                <text:p>2171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170719">
                <text:p>2170719</text:p>
              </table:table-cell>
              <table:table-cell office:value-type="float" office:value="1677459">
                <text:p>16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170685">
                <text:p>21706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75674">
                <text:p>275674</text:p>
              </table:table-cell>
              <table:table-cell office:value-type="float" office:value="199472">
                <text:p>19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75772">
                <text:p>275772</text:p>
              </table:table-cell>
              <table:table-cell office:value-type="float" office:value="199505">
                <text:p>199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75678">
                <text:p>275678</text:p>
              </table:table-cell>
              <table:table-cell office:value-type="float" office:value="199464">
                <text:p>19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02862">
                <text:p>602862</text:p>
              </table:table-cell>
              <table:table-cell office:value-type="float" office:value="416232">
                <text:p>416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602897">
                <text:p>602897</text:p>
              </table:table-cell>
              <table:table-cell office:value-type="float" office:value="416268">
                <text:p>416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02913">
                <text:p>602913</text:p>
              </table:table-cell>
              <table:table-cell office:value-type="float" office:value="416255">
                <text:p>416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020974">
                <text:p>1020974</text:p>
              </table:table-cell>
              <table:table-cell office:value-type="float" office:value="725167">
                <text:p>725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020953">
                <text:p>1020953</text:p>
              </table:table-cell>
              <table:table-cell office:value-type="float" office:value="725168">
                <text:p>72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021044">
                <text:p>10210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382cm" svg:height="20.464cm" xlink:href=".." xlink:type="simple" loext:data-pilot-source="DataPilot1" chart:class="chart:bar" chart:style-name="ch1">
        <chart:title svg:x="15.819cm" svg:y="0.545cm" chart:style-name="ch2">
          <text:p>Signing Speed (cycles)</text:p>
        </chart:title>
        <chart:legend chart:legend-position="end" svg:x="30.26cm" svg:y="6.708cm" style:legend-expansion="high" chart:style-name="ch3"/>
        <chart:plot-area chart:style-name="ch4" table:cell-range-address="PivotChart" chart:data-source-has-labels="column" svg:x="0.727cm" svg:y="1.733cm" svg:width="28.806cm" svg:height="17.422cm">
          <chart:coordinate-region svg:x="2.698cm" svg:y="1.933cm" svg:width="26.835cm" svg:height="15.77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- light</text:p>
                <draw:g>
                  <svg:desc>PT@label 0</svg:desc>
                </draw:g>
              </table:table-cell>
              <table:table-cell office:value-type="string">
                <text:p>2 - ref</text:p>
                <draw:g>
                  <svg:desc>PT@label 1</svg:desc>
                </draw:g>
              </table:table-cell>
              <table:table-cell office:value-type="string">
                <text:p>(empty) - (empty)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8079072">
                <text:p>38079072</text:p>
                <draw:g>
                  <svg:desc>PT@data 0</svg:desc>
                </draw:g>
              </table:table-cell>
              <table:table-cell office:value-type="float" office:value="37186741">
                <text:p>37186741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9647860">
                <text:p>19647860</text:p>
              </table:table-cell>
              <table:table-cell office:value-type="float" office:value="20685030">
                <text:p>20685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76755244">
                <text:p>76755244</text:p>
              </table:table-cell>
              <table:table-cell office:value-type="float" office:value="77353947">
                <text:p>77353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87533661">
                <text:p>87533661</text:p>
              </table:table-cell>
              <table:table-cell office:value-type="float" office:value="91305647">
                <text:p>91305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9649796">
                <text:p>49649796</text:p>
              </table:table-cell>
              <table:table-cell office:value-type="float" office:value="54973392">
                <text:p>5497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31005087">
                <text:p>1310050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57435170">
                <text:p>157435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93128225">
                <text:p>93128225</text:p>
              </table:table-cell>
              <table:table-cell office:value-type="float" office:value="106435274">
                <text:p>106435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43415868">
                <text:p>2434158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9823498">
                <text:p>29823498</text:p>
              </table:table-cell>
              <table:table-cell office:value-type="float" office:value="26063650">
                <text:p>26063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3579123">
                <text:p>13579123</text:p>
              </table:table-cell>
              <table:table-cell office:value-type="float" office:value="12378160">
                <text:p>12378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8739015">
                <text:p>58739015</text:p>
              </table:table-cell>
              <table:table-cell office:value-type="float" office:value="51876502">
                <text:p>51876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44936308">
                <text:p>44936308</text:p>
              </table:table-cell>
              <table:table-cell office:value-type="float" office:value="40298180">
                <text:p>40298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32229328">
                <text:p>32229328</text:p>
              </table:table-cell>
              <table:table-cell office:value-type="float" office:value="29642332">
                <text:p>29642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84433800">
                <text:p>84433800</text:p>
              </table:table-cell>
              <table:table-cell office:value-type="float" office:value="75058105">
                <text:p>75058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80308606">
                <text:p>80308606</text:p>
              </table:table-cell>
              <table:table-cell office:value-type="float" office:value="74741206">
                <text:p>7474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61242173">
                <text:p>61242173</text:p>
              </table:table-cell>
              <table:table-cell office:value-type="float" office:value="56915869">
                <text:p>5691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42588849">
                <text:p>1425888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676cm" svg:height="19.505cm" xlink:href=".." xlink:type="simple" loext:data-pilot-source="DataPilot3" chart:class="chart:bar" chart:style-name="ch1">
        <chart:title svg:x="15.138cm" svg:y="0.526cm" chart:style-name="ch2">
          <text:p>Verify Speed (cycles)</text:p>
        </chart:title>
        <chart:legend chart:legend-position="end" svg:x="28.832cm" svg:y="6.393cm" style:legend-expansion="high" chart:style-name="ch3"/>
        <chart:plot-area chart:style-name="ch4" table:cell-range-address="PivotChart" chart:data-source-has-labels="column" svg:x="0.693cm" svg:y="1.695cm" svg:width="27.446cm" svg:height="16.52cm">
          <chart:coordinate-region svg:x="2.664cm" svg:y="1.894cm" svg:width="25.475cm" svg:height="14.87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- light</text:p>
                <draw:g>
                  <svg:desc>PT@label 0</svg:desc>
                </draw:g>
              </table:table-cell>
              <table:table-cell office:value-type="string">
                <text:p>2 - ref</text:p>
                <draw:g>
                  <svg:desc>PT@label 1</svg:desc>
                </draw:g>
              </table:table-cell>
              <table:table-cell office:value-type="string">
                <text:p>(empty) - (empty)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8146339">
                <text:p>18146339</text:p>
                <draw:g>
                  <svg:desc>PT@data 0</svg:desc>
                </draw:g>
              </table:table-cell>
              <table:table-cell office:value-type="float" office:value="18732937">
                <text:p>18732937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0234310">
                <text:p>10234310</text:p>
              </table:table-cell>
              <table:table-cell office:value-type="float" office:value="11237228">
                <text:p>11237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6366263">
                <text:p>36366263</text:p>
              </table:table-cell>
              <table:table-cell office:value-type="float" office:value="36933648">
                <text:p>36933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9501794">
                <text:p>39501794</text:p>
              </table:table-cell>
              <table:table-cell office:value-type="float" office:value="41376300">
                <text:p>41376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6163023">
                <text:p>26163023</text:p>
              </table:table-cell>
              <table:table-cell office:value-type="float" office:value="30204772">
                <text:p>30204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7517623">
                <text:p>575176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8302609">
                <text:p>683026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9007365">
                <text:p>49007365</text:p>
              </table:table-cell>
              <table:table-cell office:value-type="float" office:value="57142746">
                <text:p>57142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04807012">
                <text:p>1048070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6078473">
                <text:p>16078473</text:p>
              </table:table-cell>
              <table:table-cell office:value-type="float" office:value="16098833">
                <text:p>16098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7732350">
                <text:p>7732350</text:p>
              </table:table-cell>
              <table:table-cell office:value-type="float" office:value="7829014">
                <text:p>7829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2195898">
                <text:p>32195898</text:p>
              </table:table-cell>
              <table:table-cell office:value-type="float" office:value="32095177">
                <text:p>32095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5620675">
                <text:p>25620675</text:p>
              </table:table-cell>
              <table:table-cell office:value-type="float" office:value="25422791">
                <text:p>25422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9512776">
                <text:p>19512776</text:p>
              </table:table-cell>
              <table:table-cell office:value-type="float" office:value="19506014">
                <text:p>19506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48984397">
                <text:p>48984397</text:p>
              </table:table-cell>
              <table:table-cell office:value-type="float" office:value="48679026">
                <text:p>48679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46298563">
                <text:p>46298563</text:p>
              </table:table-cell>
              <table:table-cell office:value-type="float" office:value="46217455">
                <text:p>46217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38187852">
                <text:p>38187852</text:p>
              </table:table-cell>
              <table:table-cell office:value-type="float" office:value="38266793">
                <text:p>38266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81152535">
                <text:p>811525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